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TimesNewRoman" svg:font-family="TimesNew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style:font-name="TimesNewRoman" style:font-name-complex="TimesNewRoman"/>
    </style:style>
    <style:style style:name="P4" style:family="paragraph" style:parent-style-name="Standard">
      <style:text-properties style:font-weight-complex="bold"/>
    </style:style>
    <style:style style:name="P5" style:family="paragraph" style:parent-style-name="Standard">
      <style:paragraph-properties style:text-autospace="none"/>
      <style:text-properties style:font-weight-complex="bold"/>
    </style:style>
    <style:style style:name="P6" style:family="paragraph" style:parent-style-name="Standard">
      <style:text-properties style:font-name-complex="Times New Roman" style:font-weight-complex="bold"/>
    </style:style>
    <style:style style:name="P7" style:family="paragraph" style:parent-style-name="Standard">
      <style:paragraph-properties style:text-autospace="none"/>
      <style:text-properties fo:font-style="italic" style:text-underline-style="solid" style:text-underline-width="auto" style:text-underline-color="font-color" fo:font-weight="bold" style:font-style-asian="italic" style:font-weight-asian="bold"/>
    </style:style>
    <style:style style:name="P8" style:family="paragraph" style:parent-style-name="Standard">
      <style:paragraph-properties fo:break-before="page" style:text-autospace="none"/>
    </style:style>
    <style:style style:name="T1" style:family="text">
      <style:text-properties style:font-name="TimesNewRoman" style:font-name-complex="TimesNewRoman"/>
    </style:style>
    <style:style style:name="T2" style:family="text">
      <style:text-properties style:font-weight-complex="bold"/>
    </style:style>
    <style:style style:name="T3" style:family="text">
      <style:text-properties style:font-name="Times New Roman" fo:font-size="12pt" fo:font-weight="normal" style:font-size-asian="12pt" style:font-weight-asian="normal" style:font-name-complex="Times New Roman" style:font-size-complex="12pt"/>
    </style:style>
    <style:style style:name="T4" style:family="text">
      <style:text-properties fo:font-style="italic" style:text-underline-style="solid" style:text-underline-width="auto" style:text-underline-color="font-color" fo:font-weight="bold" style:font-style-asian="italic" style:font-weight-asian="bold"/>
    </style:style>
    <style:style style:name="T5" style:family="text">
      <style:text-properties fo:language="en" fo:country="G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Programmeertaal</text:h>
      <text:p text:style-name="P2"/>
      <text:p text:style-name="Standard">Bij het begin van onze masterproef stoten we al meteen op een eerste probleem. Namelijk met welke programmeertaal wordt het programma geschreven? De programmeertalen kunnen onderverdeeld worden in 3 niveaus. </text:p>
      <text:p text:style-name="Standard"/>
      <text:p text:style-name="Standard">Een eerste mogelijkheid bestaat erin te schrijven met een zogenaamd low-level programmeertaal, de machinetaal. Dit is de enige taal die de CPU begrijpt. Hierbij worden alle instructies binair geschreven. Deze manier van werken komt al niet in aanmerking voor onze masterproef. Eén level hoger dan de machinetaal hebben we de assembleertaal. In deze vorm worden de machine-instructies symbolisch opgeschreven. Er is echter wel nog een assembler nodig om de code te vertalen voor de CPU. Hoewel het al makkelijker te schrijven is dan de machinetaal, is de assembleertaal toch niet geschikt voor het schrijven van complexe programma’s. </text:p>
      <text:p text:style-name="Standard"/>
      <text:p text:style-name="Standard">Op het hoogste niveau hebben we de high-level programmeertalen. Deze zijn het meest geschikt bij het schrijven van programma’s, en dus ook voor onze masterproef. Voor het uitvoeren van een high-level programmeertaal, zullen we de code opnieuw eerst moeten vertalen. Hiervoor maken we gebruik van een compiler. In deze groep kunnen we de talen nog verder opsplitsen als procedurele talen en objectgeoriënteerde talen. Bij procedurele talen zullen de programma-instructies worden uitgevoerd in de volgorde zoals ze zijn geprogrammeerd. Een meer gebruikt concept is deze van het objectgeoriënteerd programmeren. Hierbij wordt de software opgebouwd als een verzameling van samenwerkende objecten. Zulk een object bestaat uit data en methodes om deze data te veranderen. Doordat de data enkel wordt aangepast via de methodes van een object, verkrijgen we een vorm van afscherming en beveiliging van de data. Bovendien kan de interne werking van een object eenvoudig worden aangepast, zonder dat de omliggende programmastructuur dit merkt.</text:p>
      <text:p text:style-name="Standard"/>
      <text:p text:style-name="Standard">Voor projecten van grotere omvang, zoals deze masterproef, verkiest men een high-level programmeertaal. Er zal om precies te zijn, een objectgeoriënteerde taal verkozen worden bij zulke projecten.</text:p>
      <text:p text:style-name="P3"/>
      <text:h text:style-name="Heading_20_2" text:outline-level="2">1 High-level programmeertalen</text:h>
      <text:p text:style-name="Standard"/>
      <text:p text:style-name="Standard">Dat we het programma zullen schrijven met een high-level programmeertaal was al meteen duidelijk. Maar in deze groep vinden we tientallen mogelijke talen terug. Een eerste opgave was dan ook om in al de verschillende mogelijkheden een geschikte programmeertaal te vinden. Om dit te verwezenlijken hebben we een tiental mogelijke programmeertalen onderzocht. Om niet te ver af te dwalen zullen we enkel de vier grootste kanshebbers verder in detail uitwerken. Andere talen die werden onderzocht, maar niet verder worden uitgelegd zijn o.a. Pascal, C, Smalltalk, Visual Basic, Ruby, enz… .</text:p>
      <text:p text:style-name="Standard"/>
      <text:p text:style-name="Standard">Vooraleer we verder gaan, zullen we eerst de term garbage collection uitleggen. Deze term heeft een belangrijke rol gespeeld bij de keuze van een programmeertaal. Objectgeoriënteerde talen maken bij het uitvoeren van een programma gebruik van objecten. Deze objecten staan in de geheugenruimte die voor het programma is voorzien. Wanneer de objecten niet meer actief zijn, dus niet meer gebruikt worden, kan het hiervoor toegekende geheugen terug vrij gegeven worden. Deze geheugenruimte is dan weer beschikbaar voor andere objecten of toepassingen van het programma. De garbage collector zorgt er dus voor dat onnodig toegekende ruimte wordt vrijgegeven.</text:p>
      <text:p text:style-name="Standard"/>
      <text:p text:style-name="Standard">De verder uitgewerkte talen zijn allemaal objectgeoriënteerd, en bezitten een automatische garbage collector. De enige uitzondering op deze regel is C++. Hier moet de garbage collecting manueel gebeuren, maar kan door gebruik van de juiste bibliotheek ook automatisch gebeuren.</text:p>
      <text:p text:style-name="Standard"/>
      <text:p text:style-name="Standard"><text:span text:style-name="_20_Char_20_Char">1.1 Visual Basic .NET</text:span></text:p>
      <text:p text:style-name="Standard"><text:span text:style-name="_20_Char_20_Char"/></text:p>
      <text:p text:style-name="Standard">Visual Basic .NET, of kortweg VB.NET, is de opvolger van Visual Basic. Het verschil met Visual Basic is dat VB.NET is gebaseerd op de Microsoft .NET Framework. Deze .NET Framework is een deel van het Microsoft Windows operating system. Het voorziet voorgeprogrammeerde oplossingen voor algemene programmavereisten. </text:p>
      <text:p text:style-name="Standard"/>
      <text:p text:style-name="Standard">Een groot nadeel van VB.NET is een gebrek aan voorkennis. Hoewel het een vrij eenvoudige programmeertaal betreft, zullen we toch eerst de taal moeten aanleren. Met behulp van onze reeds parate kennis van C++ en java zou dit evenwel niet voor problemen mogen zorgen. Verder zijn de kosten die verbonden zijn met het programmeren in VB.NET nadelig. In vergelijking met andere talen, brengt VB.NET een relatief dure ontwikkelomgeving met zich mee. </text:p>
      <text:p text:style-name="Standard"/>
      <text:p text:style-name="Standard"><text:span text:style-name="_20_Char_20_Char">1.2 C++</text:span></text:p>
      <text:p text:style-name="Standard"><text:soft-page-break/><text:span text:style-name="_20_Char_20_Char"/></text:p>
      <text:p text:style-name="Standard">C++ wordt ook wel een mid-level programmeertaal genoemd, omdat het zowel hig-level als enkele low-level mogelijkheden combineert. C++ is een zeer krachtige, maar een vrij complexe programmeertaal. Het geheugen kan zelf beheerd worden, real-time programmering is mogelijk, gebruik van pointers, enz… . Dit alles zorgt ervoor dat er krachtige programma’s kunnen geschreven worden. Deze uitgebreide mogelijkheden zullen er echter ook voor zorgen dat het schrijven relatief bemoeilijkt wordt. Aangezien deze verregaande opties niet bruikbaar zijn voor deze masterproef, kunnen we ons beperken tot een eenvoudigere programmeertaal.</text:p>
      <text:p text:style-name="Standard"/>
      <text:p text:style-name="Standard">Een pluspunt van deze taal is dat programma’s meestal sneller zijn in uitvoering. Hoewel dit verschil tegenwoordig steeds kleiner en kleiner wordt. Langs de andere kant, zal code veel moeilijker te debuggen zijn. Bovendien is het programma platformafhankelijk. Dit wil zeggen dat eenzelfde code niet zonder problemen kan worden gebruikt op verschillende besturingssystemen zoals Windows, Linux of Mac OS. Ten slotte kunnen we ook nog opmerken dat met C++ het moeilijker is om alles grafisch zichtbaar te maken.</text:p>
      <text:p text:style-name="Standard"><text:span text:style-name="_20_Char_20_Char"/></text:p>
      <text:p text:style-name="Standard"><text:span text:style-name="_20_Char_20_Char">1.3 C#</text:span></text:p>
      <text:p text:style-name="Standard"><text:span text:style-name="_20_Char_20_Char"/></text:p>
      <text:p text:style-name="Standard"><text:span text:style-name="T2">C#, uitgesproken als C-sharp, is gebaseerd op zowel C++ als Java en de .NET Framework van Microsoft. Hierdoor verkrijgen we een programmeertaal die gemakkelijk begrijpbaar is, en relatief eenvoudig aan te leren. Toch blijft het krachtig genoeg om relatief complexe problemen op te lossen. Bovendien biedt C# nog enkele extra mogelijkheden die niet in C++ of Java zijn geïntegreerd. Deze taal verleent zich daarom perfect als vertrekpunt voor onze masterproef. Het enige echte nadeel is dat we nog geen enkele ervaring hebben met het programmeren in C#. </text:span></text:p>
      <text:p text:style-name="P6"><text:span text:style-name="_20_Char_20_Char"><text:span text:style-name="T3"/></text:span></text:p>
      <text:p text:style-name="P8"><text:span text:style-name="_20_Char_20_Char">1.4 Java</text:span><text:span text:style-name="T1"> </text:span></text:p>
      <text:p text:style-name="P3"/>
      <text:p text:style-name="Standard"><text:span text:style-name="T2">Bij de ontwikkeling van Java baseerde men zich op de talen C en C++. De grootste verschillen met de programmeertalen C en C++ is dat Java een eenvoudiger object model heeft en minder low-level mogelijkheden. Bovendien wordt Java niet gecompileerd naar machinecode, specifiek voor een bepaalde computer architectuur. Na een compilatie zal er echter een bytecode verkregen worden. Deze bytecode kan dan draaien op een zogenaamde JVM (Java virtual machine), ongeacht de computer architectuur. Dankzij deze mogelijkheid kunnen we eenzelfde broncode zorgen dat het programma op elke pc kan werken. Hierdoor zijn de scholen vrij om te kiezen met welk besturingssysteem ze willen werken.</text:span></text:p>
      <text:p text:style-name="P4"/>
      <text:p text:style-name="Standard"><text:span text:style-name="T2">Andere voordelen die we bekomen door te werken met Java zijn o.a. de automatische garbage collector, de herbruikbaarheid van de code, enz. . Verder is voor onze masterproef ook de mogelijkheid van multithreading nuttig. Hiermee kunnen meerdere processen tegelijkertijd worden uitgevoerd, wat nodig is bij de eigenlijke simulatie van een schakeling. Aangezien Java een wereldwijd veelgebruikte taal is, zijn er talloze bibliotheken beschikbaar die het programmeren vergemakkelijken.</text:span></text:p>
      <text:p text:style-name="P5"/>
      <text:p text:style-name="P2">Programma ’s in Java hebben anderzijds de eigenschap dat ze meer geheugen verbruiken. Mede hierdoor zal het programma in het algemeen langzamer zijn dan bij de meeste andere programmeertalen. Een ander minpunt is dat bij het gebruik van java een JRE (Jave runtime environment) geïnstalleerd moet zijn. Al deze negatieve eigenschappen vormen echter geen bijkomende problemen voor onze masterproef.</text:p>
      <text:p text:style-name="P2"/>
      <text:p text:style-name="P2"><text:span text:style-name="_20_Char_20_Char">1.5 conclusie</text:span></text:p>
      <text:p text:style-name="P2"><text:span text:style-name="_20_Char_20_Char"/></text:p>
      <text:p text:style-name="P2">Wanneer we alle voor- en nadelen van de verschillende programmeertalen naast elkaar zetten, kunnen we concluderen dat er voor onze masterproef drie talen voldoen. Zowel C++ als C# of Java verlenen zich goed om een simulator uit te werken. Als eerste elimineren we C++, vanwege een persoonlijke voorkeur voor de andere kandidaten. Onze uiteindelijke keuze is dan toch gevallen om verder te werken met Java. De grotere voorkennis ten opzichte van C# is de voornaamste reden die heeft gezorgd voor de doorslag.</text:p>
      <text:p text:style-name="P2"/>
      <text:p text:style-name="P2"/>
      <text:p text:style-name="P2"/>
      <text:p text:style-name="P7">BRONNEN</text:p>
      <text:p text:style-name="P2">Wikipedia</text:p>
      <text:p text:style-name="P2"><text:span text:style-name="T5">Handboek: The Java language specification (third edi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TimesNewRoman" svg:font-family="TimesNew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US"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nl" fo:country="N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20pt" fo:font-style="italic" style:text-underline-style="solid" style:text-underline-width="auto" style:text-underline-color="font-color" fo:font-weight="bold" style:letter-kerning="true" style:font-size-asian="20pt" style:font-style-asian="italic"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Standaardalinea-lettertype" style:family="text"/>
    <style:style style:name="_20_Char_20_Char" style:display-name=" Char Char" style:family="text" style:parent-style-name="Standaardalinea-lettertype">
      <style:text-properties style:font-name="Arial" fo:font-family="Arial" style:font-family-generic="swiss" style:font-pitch="variable" fo:font-size="13pt" fo:language="nl" fo:country="NL" fo:font-weight="bold" style:font-size-asian="13pt" style:font-weight-asian="bold" style:font-name-complex="Arial" style:font-family-complex="Arial" style:font-family-generic-complex="swiss" style:font-pitch-complex="variable" style:font-size-complex="13pt" style:language-complex="ar" style:country-complex="SA"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501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3</dc:title>
    <meta:initial-creator>mitch</meta:initial-creator>
    <meta:creation-date>2008-02-26T14:28:00</meta:creation-date>
    <dc:creator> </dc:creator>
    <dc:date>2008-04-01T15:04:00</dc:date>
    <meta:editing-cycles>59</meta:editing-cycles>
    <meta:editing-duration>PT13H16M</meta:editing-duration>
    <meta:document-statistic meta:table-count="0" meta:image-count="0" meta:object-count="0" meta:page-count="3" meta:paragraph-count="26" meta:word-count="1238" meta:character-count="8275" meta:non-whitespace-character-count="7057"/>
    <meta:generator>LibreOffice/5.3.3.2$Linux_X86_64 LibreOffice_project/30m0$Build-2</meta:generator>
  </office:meta>
</office:document-meta>
</file>